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818" officeooo:paragraph-rsid="00189818"/>
    </style:style>
    <style:style style:name="P2" style:family="paragraph" style:parent-style-name="Standard">
      <style:text-properties officeooo:rsid="001a843a" officeooo:paragraph-rsid="001a84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woryt – nic nie dodałem </text:p>
      <text:p text:style-name="P2">Sarenka 1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1:23:43.413437038</meta:creation-date>
    <dc:date>2023-05-15T11:32:49.399073544</dc:date>
    <meta:editing-duration>PT9M8S</meta:editing-duration>
    <meta:editing-cycles>2</meta:editing-cycles>
    <meta:generator>LibreOffice/7.4.3.2$Linux_X86_64 LibreOffice_project/1048a8393ae2eeec98dff31b5c133c5f1d08b890</meta:generator>
    <meta:document-statistic meta:table-count="0" meta:image-count="0" meta:object-count="0" meta:page-count="1" meta:paragraph-count="2" meta:word-count="6" meta:character-count="36" meta:non-whitespace-character-count="30"/>
  </office:meta>
</office:document-meta>
</file>